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c2558" officeooo:paragraph-rsid="000b1f55"/>
    </style:style>
    <style:style style:name="P2" style:family="paragraph" style:parent-style-name="Standard">
      <style:text-properties officeooo:rsid="000c2558" officeooo:paragraph-rsid="00107442"/>
    </style:style>
    <style:style style:name="P3" style:family="paragraph" style:parent-style-name="Standard">
      <style:text-properties officeooo:rsid="000e70ea" officeooo:paragraph-rsid="000e70ea"/>
    </style:style>
    <style:style style:name="P4" style:family="paragraph" style:parent-style-name="Standard">
      <style:text-properties officeooo:rsid="00107442" officeooo:paragraph-rsid="00107442"/>
    </style:style>
    <style:style style:name="P5" style:family="paragraph" style:parent-style-name="Standard">
      <style:text-properties officeooo:rsid="000ebd1d" officeooo:paragraph-rsid="000ebd1d"/>
    </style:style>
    <style:style style:name="P6" style:family="paragraph" style:parent-style-name="Standard">
      <style:text-properties officeooo:rsid="00106171" officeooo:paragraph-rsid="00106171"/>
    </style:style>
    <style:style style:name="P7" style:family="paragraph" style:parent-style-name="Standard">
      <style:text-properties fo:font-weight="bold" officeooo:rsid="000ebd1d" officeooo:paragraph-rsid="000ebd1d" style:font-weight-asian="bold" style:font-weight-complex="bold"/>
    </style:style>
    <style:style style:name="P8" style:family="paragraph" style:parent-style-name="Standard">
      <style:text-properties fo:font-weight="bold" officeooo:rsid="000b1f55" officeooo:paragraph-rsid="000b1f55" style:font-weight-asian="bold" style:font-weight-complex="bold"/>
    </style:style>
    <style:style style:name="P9" style:family="paragraph" style:parent-style-name="Standard">
      <style:text-properties fo:font-weight="bold" officeooo:rsid="000b1f55" officeooo:paragraph-rsid="000e70ea" style:font-weight-asian="bold" style:font-weight-complex="bold"/>
    </style:style>
    <style:style style:name="P10" style:family="paragraph" style:parent-style-name="Standard">
      <style:text-properties fo:font-weight="bold" officeooo:rsid="000b1f55" officeooo:paragraph-rsid="00107442" style:font-weight-asian="bold" style:font-weight-complex="bold"/>
    </style:style>
    <style:style style:name="P11" style:family="paragraph" style:parent-style-name="Standard">
      <style:text-properties fo:font-weight="bold" officeooo:rsid="000c2558" officeooo:paragraph-rsid="000c2558" style:font-weight-asian="bold" style:font-weight-complex="bold"/>
    </style:style>
    <style:style style:name="P12" style:family="paragraph" style:parent-style-name="Standard">
      <style:text-properties fo:font-weight="bold" officeooo:rsid="000d06e6" officeooo:paragraph-rsid="000d06e6" style:font-weight-asian="bold" style:font-weight-complex="bold"/>
    </style:style>
    <style:style style:name="P13" style:family="paragraph" style:parent-style-name="Standard">
      <style:text-properties fo:font-weight="bold" officeooo:rsid="000daf1c" officeooo:paragraph-rsid="000daf1c" style:font-weight-asian="bold" style:font-weight-complex="bold"/>
    </style:style>
    <style:style style:name="P14" style:family="paragraph" style:parent-style-name="Standard">
      <style:text-properties fo:font-weight="bold" officeooo:rsid="000e70ea" officeooo:paragraph-rsid="000e70ea" style:font-weight-asian="bold" style:font-weight-complex="bold"/>
    </style:style>
    <style:style style:name="P15" style:family="paragraph" style:parent-style-name="Standard">
      <style:text-properties fo:font-weight="bold" officeooo:rsid="00107442" officeooo:paragraph-rsid="00107442" style:font-weight-asian="bold" style:font-weight-complex="bold"/>
    </style:style>
    <style:style style:name="T1" style:family="text">
      <style:text-properties officeooo:rsid="000c2558"/>
    </style:style>
    <style:style style:name="T2" style:family="text">
      <style:text-properties officeooo:rsid="000e70ea"/>
    </style:style>
    <style:style style:name="T3" style:family="text">
      <style:text-properties officeooo:rsid="000ebd1d"/>
    </style:style>
    <style:style style:name="T4" style:family="text">
      <style:text-properties officeooo:rsid="001074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Une autre piste : feuille de style XSL. De fichier XML à XML</text:p>
      <text:p text:style-name="P8">Qu'est ce que l'introspection ?</text:p>
      <text:p text:style-name="P8">Problème dû au fait que côté serveur, quand un objet arrive au serveur, par ex B extends A, on ne peut pas savoir que B extends A. Comment le savoir ? <text:span text:style-name="T1">On vérifie les attributs, et sinon on peut utiliser une clé. </text:span></text:p>
      <text:p text:style-name="P1"/>
      <text:p text:style-name="P1"/>
      <text:p text:style-name="P1"/>
      <text:p text:style-name="P1"/>
      <text:p text:style-name="P11">Wadl peut être paramétré par une grammaire. CXF a défini sa grammaire car il n'y a pas de standard accepté autour de wadl. </text:p>
      <text:p text:style-name="P11"/>
      <text:p text:style-name="P12">Il manque en REST la description de l'interface (pour engendrer le client, comme avec le WSDL). </text:p>
      <text:p text:style-name="P8"/>
      <text:p text:style-name="P13">Voir comment est généré le wadl</text:p>
      <text:p text:style-name="P9"><text:span text:style-name="T2">Ou utiliser la reflection </text:span><text:span text:style-name="T3">(fait de récupérer les méthodes)</text:span><text:span text:style-name="T2"> pour générer avec JAXB</text:span></text:p>
      <text:p text:style-name="P3"/>
      <text:p text:style-name="P14">XSL : dans le cas schéma à schéma. Apparemment correspond à une autre possibilité. </text:p>
      <text:p text:style-name="P15">Pas une bonne idée car on connait le truc en entrée et en sortie (pas générique). </text:p>
      <text:p text:style-name="P15"/>
      <text:p text:style-name="P10"><text:span text:style-name="T4">Problème dû au fait que côté serveur, quand un objet arrive au serveur, par ex B extends A, on ne peut pas savoir que B extends A. Comment le savoir ? </text:span><text:span text:style-name="T1">On vérifie les attributs, et sinon on peut utiliser une clé. </text:span></text:p>
      <text:p text:style-name="P2"/>
      <text:p text:style-name="P4">Problème sprint 2 : trouver comment générer le fichier xml qui permet de lier un service à un objet (pour savoir s'il y a besoin de conversion ou non). Idée de Kévin : trouver un moyen dans le filtre pour retrouver le service appelé. </text:p>
      <text:p text:style-name="P3"/>
      <text:p text:style-name="P3">Vendredi soir</text:p>
      <text:p text:style-name="P3"/>
      <text:p text:style-name="P3">On intercepte du XML.</text:p>
      <text:p text:style-name="P3"/>
      <text:p text:style-name="P7">Noter les difficultés rencontrées</text:p>
      <text:p text:style-name="P7">Livrable pour vendredi : un client, un serveur</text:p>
      <text:p text:style-name="P7">Le client envoie un Etudiant, le serveur reçoit une Personne grâce au filtre.</text:p>
      <text:p text:style-name="P5"/>
      <text:p text:style-name="P6">Parler du truc avec les paramètres dans un compte rendu (QueryParam(« ») : décompose un objet en type primitif. </text:p>
      <text:p text:style-name="P6">Vendredi 19 h</text:p>
      <text:p text:style-name="P6">Prochaine réunion Lundi prochain 13h3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el </meta:initial-creator>
    <meta:creation-date>2013-12-02T15:13:53</meta:creation-date>
    <dc:date>2013-12-02T18:26:17</dc:date>
    <dc:creator>Raphael </dc:creator>
    <meta:editing-duration>PT1H53M</meta:editing-duration>
    <meta:editing-cycles>11</meta:editing-cycles>
    <meta:generator>LibreOffice/4.0.2.2$Linux_X86_64 LibreOffice_project/400m0$Build-2</meta:generator>
    <meta:document-statistic meta:table-count="0" meta:image-count="0" meta:object-count="0" meta:page-count="1" meta:paragraph-count="19" meta:word-count="292" meta:character-count="1598" meta:non-whitespace-character-count="1317"/>
  </office:meta>
</office:document-meta>
</file>